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10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default-cell-style-name="ce10"/>
        <table:table-column table:style-name="co1" table:default-cell-style-name="ce10"/>
        <table:table-column table:style-name="co1" table:visibility="collapse" table:number-columns-repeated="2" table:default-cell-style-name="ce10"/>
        <table:table-column table:style-name="co1" table:number-columns-repeated="1006" table:default-cell-style-name="ce10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3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LQFP Pin</text:p>
          </table:table-cell>
          <table:table-cell table:style-name="ce5" office:value-type="string" calcext:value-type="string">
            <text:p>LFBGA/ TFBGA Ball</text:p>
          </table:table-cell>
          <table:table-cell table:style-name="ce5" office:value-type="string" calcext:value-type="string">
            <text:p>UFBGA Ball</text:p>
          </table:table-cell>
          <table:table-cell table:style-name="ce5" office:value-type="string" calcext:value-type="string">
            <text:p>Power Rail</text:p>
          </table:table-cell>
          <table:table-cell table:style-name="ce5" office:value-type="string" calcext:value-type="string">
            <text:p>I/O Type</text:p>
          </table:table-cell>
          <table:table-cell table:style-name="ce5"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Alternate</text:p>
          </table:table-cell>
          <table:table-cell table:style-name="ce5"/>
          <table:table-cell table:style-name="ce5" office:value-type="string" calcext:value-type="string">
            <text:p>PIO Peripheral A</text:p>
          </table:table-cell>
          <table:table-cell table:style-name="ce5"/>
          <table:table-cell table:style-name="ce5" office:value-type="string" calcext:value-type="string">
            <text:p>PIO Peripheral B</text:p>
          </table:table-cell>
          <table:table-cell table:style-name="ce5"/>
          <table:table-cell table:style-name="ce5" office:value-type="string" calcext:value-type="string">
            <text:p>PIO Peripheral C</text:p>
          </table:table-cell>
          <table:table-cell table:style-name="ce5"/>
          <table:table-cell table:style-name="ce5" office:value-type="string" calcext:value-type="string">
            <text:p>PIO Peripheral D</text:p>
          </table:table-cell>
          <table:table-cell table:style-name="ce5"/>
          <table:table-cell table:style-name="ce5" office:value-type="string" calcext:value-type="string">
            <text:p>Reset</text:p>
            <text:p>State</text:p>
          </table:table-cell>
          <table:table-cell table:style-name="ce5" table:number-columns-repeated="2"/>
          <table:table-cell table:style-name="ce12" office:value-type="string" calcext:value-type="string" table:number-columns-spanned="6" table:number-rows-spanned="1">
            <text:p>Peripheral Assignments</text:p>
          </table:table-cell>
          <table:covered-table-cell table:number-columns-repeated="3"/>
          <table:covered-table-cell table:number-columns-repeated="2" table:style-name="ce5"/>
          <table:table-cell table:style-name="ce5" table:number-columns-repeated="998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, Dir, PU, PD, HiZ, ST</text:p>
          </table:table-cell>
          <table:table-cell table:style-name="ce5" table:number-columns-repeated="2"/>
          <table:table-cell table:style-name="ce5" office:value-type="string" calcext:value-type="string">
            <text:p>CAN0</text:p>
          </table:table-cell>
          <table:table-cell table:style-name="ce5" office:value-type="string" calcext:value-type="string">
            <text:p>CAN1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SD Card</text:p>
          </table:table-cell>
          <table:table-cell table:style-name="ce5" office:value-type="string" calcext:value-type="string">
            <text:p>GPIO</text:p>
          </table:table-cell>
          <table:table-cell table:style-name="ce5" office:value-type="string" calcext:value-type="string">
            <text:p>SWD</text:p>
          </table:table-cell>
          <table:table-cell table:style-name="ce5" table:number-columns-repeated="99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6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6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7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7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0"/>
          <table:table-cell office:value-type="string" calcext:value-type="string">
            <text:p>+V_BAT_INT_VM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1"/>
          <table:table-cell office:value-type="string" calcext:value-type="string">
            <text:p>+3.5V_INT_VM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2"/>
          <table:table-cell office:value-type="string" calcext:value-type="string">
            <text:p>+V_BAT_VM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2"/>
          <table:table-cell office:value-type="string" calcext:value-type="string">
            <text:p>+3.5V_VM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5V_INT_VM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3.5V_IMO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5V_IM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V_BAT_IMON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3.3V_INT_VM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3"/>
          <table:table-cell office:value-type="string" calcext:value-type="string">
            <text:p>PGOOD_+3.5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PGOOD_+5V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R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Pin(1)</text:p>
          </table:table-cell>
          <table:table-cell/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SAM C21E</text:p>
          </table:table-cell>
          <table:table-cell office:value-type="string">
            <text:p>SAM C21G</text:p>
          </table:table-cell>
          <table:table-cell office:value-type="string">
            <text:p>SAM C21J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PB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table:number-columns-repeated="2"/>
          <table:table-cell office:value-type="string">
            <text:p>AIN[6]</text:p>
          </table:table-cell>
          <table:table-cell/>
          <table:table-cell office:value-type="string">
            <text:p>Y[10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PB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 table:number-columns-repeated="2"/>
          <table:table-cell office:value-type="string">
            <text:p>AIN[7]</text:p>
          </table:table-cell>
          <table:table-cell office:value-type="string">
            <text:p>AIN[6]</text:p>
          </table:table-cell>
          <table:table-cell office:value-type="string">
            <text:p>Y[11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PB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 table:number-columns-repeated="2"/>
          <table:table-cell office:value-type="string">
            <text:p>AIN[8]</text:p>
          </table:table-cell>
          <table:table-cell office:value-type="string">
            <text:p>AIN[7]</text:p>
          </table:table-cell>
          <table:table-cell office:value-type="string">
            <text:p>Y[12]</text:p>
          </table:table-cell>
          <table:table-cell/>
          <table:table-cell office:value-type="string">
            <text:p>INN[2]</text:p>
          </table:table-cell>
          <table:table-cell table:number-columns-repeated="6"/>
          <table:table-cell office:value-type="string">
            <text:p>CCL2/ IN[6]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PB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 table:number-columns-repeated="2"/>
          <table:table-cell office:value-type="string">
            <text:p>AIN[9]</text:p>
          </table:table-cell>
          <table:table-cell/>
          <table:table-cell office:value-type="string">
            <text:p>Y[13]</text:p>
          </table:table-cell>
          <table:table-cell/>
          <table:table-cell office:value-type="string">
            <text:p>INP[2]</text:p>
          </table:table-cell>
          <table:table-cell table:number-columns-repeated="6"/>
          <table:table-cell office:value-type="string">
            <text:p>CCL2/ IN[7]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string">
            <text:p>PB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4"/>
          <table:table-cell office:value-type="string">
            <text:p>X[12]/Y[28]</text:p>
          </table:table-cell>
          <table:table-cell table:number-columns-repeated="2"/>
          <table:table-cell office:value-type="string">
            <text:p>SERCOM4/ PAD[0]</text:p>
          </table:table-cell>
          <table:table-cell/>
          <table:table-cell office:value-type="string">
            <text:p>TC0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6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PB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4"/>
          <table:table-cell office:value-type="string">
            <text:p>X[13]/Y[29]</text:p>
          </table:table-cell>
          <table:table-cell table:number-columns-repeated="2"/>
          <table:table-cell office:value-type="string">
            <text:p>SERCOM4/ PAD[1]</text:p>
          </table:table-cell>
          <table:table-cell/>
          <table:table-cell office:value-type="string">
            <text:p>TC0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string">
            <text:p>PB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4"/>
          <table:table-cell office:value-type="string">
            <text:p>X[14]/Y[30]</text:p>
          </table:table-cell>
          <table:table-cell table:number-columns-repeated="2"/>
          <table:table-cell office:value-type="string">
            <text:p>SERCOM4/ PAD[2]</text:p>
          </table:table-cell>
          <table:table-cell/>
          <table:table-cell office:value-type="string">
            <text:p>TC1/WO[0]</text:p>
          </table:table-cell>
          <table:table-cell/>
          <table:table-cell office:value-type="string">
            <text:p>CAN1/TX</text:p>
          </table:table-cell>
          <table:table-cell office:value-type="string">
            <text:p>GCLK_IO[0]</text:p>
          </table:table-cell>
          <table:table-cell office:value-type="string">
            <text:p>CCL3/ IN[9]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PB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4"/>
          <table:table-cell office:value-type="string">
            <text:p>X[15]/Y[31]</text:p>
          </table:table-cell>
          <table:table-cell table:number-columns-repeated="2"/>
          <table:table-cell office:value-type="string">
            <text:p>SERCOM4/ PAD[3]</text:p>
          </table:table-cell>
          <table:table-cell/>
          <table:table-cell office:value-type="string">
            <text:p>TC1/WO[1]</text:p>
          </table:table-cell>
          <table:table-cell/>
          <table:table-cell office:value-type="string">
            <text:p>CAN1/RX</text:p>
          </table:table-cell>
          <table:table-cell office:value-type="string">
            <text:p>GCLK_IO[1]</text:p>
          </table:table-cell>
          <table:table-cell office:value-type="string">
            <text:p>CCL3/ IN[10]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string">
            <text:p>PB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7"/>
          <table:table-cell office:value-type="string">
            <text:p>SERCOM5/ PAD[0]</text:p>
          </table:table-cell>
          <table:table-cell/>
          <table:table-cell office:value-type="string">
            <text:p>TC2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2]</text:p>
          </table:table-cell>
          <table:table-cell office:value-type="string">
            <text:p>CCL3/ IN[11]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string">
            <text:p>PB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7"/>
          <table:table-cell office:value-type="string">
            <text:p>SERCOM5/ PAD[1]</text:p>
          </table:table-cell>
          <table:table-cell/>
          <table:table-cell office:value-type="string">
            <text:p>TC2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3]</text:p>
          </table:table-cell>
          <table:table-cell office:value-type="string">
            <text:p>CCL3/ OUT[3]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string">
            <text:p>PB30</text:p>
          </table:table-cell>
          <table:table-cell office:value-type="string">
            <text:p>VDDIN</text:p>
          </table:table-cell>
          <table:table-cell office:value-type="string">
            <text:p>EXTINT[14]</text:p>
          </table:table-cell>
          <table:table-cell table:number-columns-repeated="8"/>
          <table:table-cell office:value-type="string">
            <text:p>SERCOM5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/>
          <table:table-cell office:value-type="string">
            <text:p>AC/CMP[2]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string">
            <text:p>PB31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8"/>
          <table:table-cell office:value-type="string">
            <text:p>SERCOM5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/>
          <table:table-cell office:value-type="string">
            <text:p>AC/CMP[3]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string">
            <text:p>PB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2"/>
          <table:table-cell office:value-type="string">
            <text:p>AIN[0]</text:p>
          </table:table-cell>
          <table:table-cell/>
          <table:table-cell office:value-type="string">
            <text:p>Y[6]</text:p>
          </table:table-cell>
          <table:table-cell table:number-columns-repeated="3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 table:number-columns-repeated="3"/>
          <table:table-cell office:value-type="string">
            <text:p>CCL0/ IN[1]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string">
            <text:p>PB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2"/>
          <table:table-cell office:value-type="string">
            <text:p>AIN[1]</text:p>
          </table:table-cell>
          <table:table-cell/>
          <table:table-cell office:value-type="string">
            <text:p>Y[7]</text:p>
          </table:table-cell>
          <table:table-cell table:number-columns-repeated="3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 table:number-columns-repeated="3"/>
          <table:table-cell office:value-type="string">
            <text:p>CCL0/ IN[2]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/00/0000</text:date>, <text:time style:data-style-name="N2" text:time-value="22:33:48.8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02-09T22:35:27.349000000</dc:date>
    <meta:editing-duration>PT1H59M21S</meta:editing-duration>
    <meta:editing-cycles>17</meta:editing-cycles>
    <meta:document-statistic meta:table-count="3" meta:cell-count="3522" meta:object-count="0"/>
  </office:meta>
</office:document-meta>
</file>